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026D9C07220.gif" manifest:media-type=""/>
  <manifest:file-entry manifest:full-path="Pictures/10000000000001EC00000026D41D9A0D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liban" fo:font-size="10pt" officeooo:rsid="00124391" officeooo:paragraph-rsid="00124391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aliban" fo:font-size="10pt" officeooo:rsid="00124391" officeooo:paragraph-rsid="0012439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aliban" fo:font-size="10pt" officeooo:rsid="00124391" officeooo:paragraph-rsid="0014177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an" fo:font-size="10pt" officeooo:rsid="00124391" officeooo:paragraph-rsid="00124391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liban" fo:font-size="10pt" officeooo:rsid="00124391" officeooo:paragraph-rsid="0012c9a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an" fo:font-size="10pt" officeooo:rsid="0012c9a2" officeooo:paragraph-rsid="0012c9a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aliban" fo:font-size="10pt" officeooo:rsid="0012c9a2" officeooo:paragraph-rsid="0012c9a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aliban" fo:font-size="10pt" fo:font-weight="normal" officeooo:rsid="0012c9a2" officeooo:paragraph-rsid="0012c9a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an" fo:font-size="10pt" fo:font-weight="normal" officeooo:rsid="0012c9a2" officeooo:paragraph-rsid="0015033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an" fo:font-size="10pt" fo:font-weight="normal" officeooo:rsid="0012c9a2" officeooo:paragraph-rsid="0015033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an" fo:font-size="10pt" officeooo:paragraph-rsid="00150331" style:font-size-asian="10pt" style:font-size-complex="10pt"/>
    </style:style>
    <style:style style:name="T1" style:family="text">
      <style:text-properties officeooo:rsid="0012c9a2"/>
    </style:style>
    <style:style style:name="T2" style:family="text">
      <style:text-properties fo:font-weight="bold" officeooo:rsid="0012c9a2" style:font-weight-asian="bold" style:font-weight-complex="bold"/>
    </style:style>
    <style:style style:name="T3" style:family="text">
      <style:text-properties fo:font-weight="normal" officeooo:rsid="0012c9a2" style:font-weight-asian="normal" style:font-weight-complex="normal"/>
    </style:style>
    <style:style style:name="T4" style:family="text">
      <style:text-properties fo:font-weight="normal" officeooo:rsid="00150331" style:font-weight-asian="normal" style:font-weight-complex="normal"/>
    </style:style>
    <style:style style:name="T5" style:family="text">
      <style:text-properties officeooo:rsid="0014177f"/>
    </style:style>
    <style:style style:name="T6" style:family="text">
      <style:text-properties officeooo:rsid="001477f5"/>
    </style:style>
    <style:style style:name="T7" style:family="text">
      <style:text-properties officeooo:rsid="00150331"/>
    </style:style>
    <style:style style:name="T8" style:family="text">
      <style:text-properties style:text-position="super 58%" officeooo:rsid="0015033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tt Felch<text:line-break/>24 January 2013</text:p>
      <text:p text:style-name="P1">CSCI 247</text:p>
      <text:p text:style-name="P1">Week 2 HW</text:p>
      <text:p text:style-name="P1"/>
      <text:p text:style-name="P2">2.58</text:p>
      <text:p text:style-name="P4">int is_little_endian(void) { </text:p>
      <text:p text:style-name="P4"><text:tab/>// Test value will be stored in an int, 4 bytes long. </text:p>
      <text:p text:style-name="P4"><text:tab/>int test_value = 1;<text:tab/> </text:p>
      <text:p text:style-name="P4"><text:tab/>/* Result will be either 0 or 1. Initialized to 9001 so I'll know </text:p>
      <text:p text:style-name="P4"><text:tab/> <text:s text:c="2"/>for suresies if something is broken. */ </text:p>
      <text:p text:style-name="P4"><text:tab/>int result = 9001; </text:p>
      <text:p text:style-name="P4"/>
      <text:p text:style-name="P4"><text:tab/>/* Pointer will be of type char, 1 byte long, so I can look </text:p>
      <text:p text:style-name="P4"><text:tab/>at individual bytes of my integer in memory. */ </text:p>
      <text:p text:style-name="P4"><text:tab/>char* pointer; </text:p>
      <text:p text:style-name="P4"><text:tab/> </text:p>
      <text:p text:style-name="P4"><text:tab/>// Point the pointer at 1st by of test_value. </text:p>
      <text:p text:style-name="P4"><text:tab/>pointer = &amp;test_value; </text:p>
      <text:p text:style-name="P4"/>
      <text:p text:style-name="P4"><text:tab/>/* Typecast the 1st byte into an int (from a char), store in result. </text:p>
      <text:p text:style-name="P4"><text:tab/> If machine is Big Endian, this will have stored a 0. If machine is </text:p>
      <text:p text:style-name="P4"><text:tab/> Little Endian, this will have stored a 1.<text:tab/> */ </text:p>
      <text:p text:style-name="P4"><text:tab/>result = (int) pointer[0]; </text:p>
      <text:p text:style-name="P4"><text:tab/> </text:p>
      <text:p text:style-name="P4"><text:tab/>return result; </text:p>
      <text:p text:style-name="P4">}</text:p>
      <text:p text:style-name="P4"/>
      <text:p text:style-name="P2">2.73</text:p>
      <text:p text:style-name="P4">// Addition that saturates to TMin or TMax </text:p>
      <text:p text:style-name="P4">int saturating_add(int x, int y) { </text:p>
      <text:p text:style-name="P4"><text:tab/>int sum;<text:tab/><text:tab/>// Sum of X and Y, will be tested for overflow </text:p>
      <text:p text:style-name="P4"><text:tab/>int copy_x;<text:tab/><text:tab/>// Copy of X I can alter without losing original </text:p>
      <text:p text:style-name="P4"><text:tab/>int copy_y;<text:tab/><text:tab/>// Copy of Y I can alter without losing original </text:p>
      <text:p text:style-name="P4"><text:tab/>int copy_sum;<text:tab/>// Copy of Sum I can alter without losing original </text:p>
      <text:p text:style-name="P4"><text:tab/>int zero_max_or_min;<text:tab/>/* Depending on value of overflow, will </text:p>
      <text:p text:style-name="P4"><text:tab/><text:tab/>store 0000s, 0111, or 1000. Will make more sense in context. */ </text:p>
      <text:p text:style-name="P4"/>
      <text:p text:style-name="P4"><text:tab/>int same_signs_for_args = 0;<text:tab/>/* Flag indicates if X and Y have </text:p>
      <text:p text:style-name="P4"><text:tab/> <text:s/>different signs */ </text:p>
      <text:p text:style-name="P4"><text:tab/>int sum_sign_diff = 0;<text:tab/>/* Flag indicates if sum and arguments have </text:p>
      <text:p text:style-name="P4"><text:tab/> <text:s/>different signs */ </text:p>
      <text:p text:style-name="P4"><text:tab/>int overflow = 0;<text:tab/>/* Flag indicating if an overflow has occurred. */ </text:p>
      <text:p text:style-name="P4"><text:tab/> </text:p>
      <text:p text:style-name="P4"><text:tab/>copy_x = x; </text:p>
      <text:p text:style-name="P4"><text:tab/>copy_y = y; </text:p>
      <text:p text:style-name="P4"><text:tab/>sum = x + y; </text:p>
      <text:p text:style-name="P4"><text:tab/>copy_sum = sum; </text:p>
      <text:p text:style-name="P4"><text:soft-page-break/><text:s/></text:p>
      <text:p text:style-name="P4"><text:tab/>copy_x = copy_x &gt;&gt; 31;<text:tab/>/* Arithmetic shift right by 31 (w-1) places, </text:p>
      <text:p text:style-name="P4"><text:tab/>entire <text:tab/>integer will now be repetitions of what the sign bit was. */ </text:p>
      <text:p text:style-name="P4"><text:tab/>copy_y = copy_y &gt;&gt; 31;<text:tab/>/* Can now compare copy_x and copy_y to see if they </text:p>
      <text:p text:style-name="P4"><text:tab/><text:tab/>are<text:tab/>the same sign. */ </text:p>
      <text:p text:style-name="P4"><text:tab/>copy_sum = copy_sum &gt;&gt; 31; /* Same as above, can now see sign of sum. */ </text:p>
      <text:p text:style-name="P4"><text:tab/> </text:p>
      <text:p text:style-name="P4"><text:tab/>/* XOR of the signs of X and Y will result in 0000s if both X and Y </text:p>
      <text:p text:style-name="P4"><text:tab/> <text:s/>were positive or both negative. Will result in 1111s if X and Y </text:p>
      <text:p text:style-name="P4"><text:tab/> <text:s/>had different signs. Complement of that will result in 1111s for </text:p>
      <text:p text:style-name="P4"><text:tab/> <text:s/>X and Y having same sign, 0000s for different signs. */ </text:p>
      <text:p text:style-name="P4"><text:tab/>same_signs_for_args = ~(copy_x ^ copy_y); </text:p>
      <text:p text:style-name="P4"/>
      <text:p text:style-name="P4"><text:tab/>/* XOR returning 1111s if the signs of X and the sign of the sum are the </text:p>
      <text:p text:style-name="P4"><text:tab/> <text:s text:c="2"/>same. */ </text:p>
      <text:p text:style-name="P4"><text:tab/>sum_sign_diff = (copy_x ^ copy_sum); </text:p>
      <text:p text:style-name="P4"><text:tab/> </text:p>
      <text:p text:style-name="P4"><text:tab/>/* If arguments have same sign, and different sign than the sum, overflow </text:p>
      <text:p text:style-name="P4"><text:tab/> <text:s text:c="2"/>has occurred. */ </text:p>
      <text:p text:style-name="P4"><text:tab/>overflow = same_signs_for_args &amp; sum_sign_diff; </text:p>
      <text:p text:style-name="P4"><text:tab/> </text:p>
      <text:p text:style-name="P4"><text:tab/>/* If X was +, this will result in zero_max_or_min storing 0111. If </text:p>
      <text:p text:style-name="P4"><text:tab/> <text:s text:c="2"/>X was -, this will result in zero_max_or_min storing 1000. */ </text:p>
      <text:p text:style-name="P4"><text:tab/>zero_max_or_min = copy_x ^ INT_MAX; </text:p>
      <text:p text:style-name="P4"><text:tab/> </text:p>
      <text:p text:style-name="P4"><text:tab/>/* (sum &amp; ~overflow) will result in 0 if there was an overflow, </text:p>
      <text:p text:style-name="P4"><text:tab/> <text:s text:c="2"/>or original value of sum if there was no overflow. </text:p>
      <text:p text:style-name="P4"><text:tab/> <text:s text:c="2"/>zero_max_or_min &amp; overflow </text:p>
      <text:p text:style-name="P4"><text:s text:c="7"/>(zero_max_or_min &amp; overflow) will result in 0 if no overflow </text:p>
      <text:p text:style-name="P4"><text:tab/> <text:s text:c="2"/>occurred, or TMax or Tmix if an overflow did occur. </text:p>
      <text:p text:style-name="P4"><text:tab/> <text:s text:c="2"/>Add the two parts together and you'll get either </text:p>
      <text:p text:style-name="P4"><text:tab/> <text:s text:c="2"/>TMax + 0, TMin + 0, or 0 + Original Sum. */ </text:p>
      <text:p text:style-name="P4"><text:tab/>sum = (zero_max_or_min &amp; overflow) + (sum &amp; ~(overflow)); </text:p>
      <text:p text:style-name="P4"><text:tab/> </text:p>
      <text:p text:style-name="P4"><text:tab/>return sum;<text:tab/> </text:p>
      <text:p text:style-name="P4">}</text:p>
      <text:p text:style-name="P4"/>
      <text:p text:style-name="P6">2.85</text:p>
      <text:p text:style-name="P3"><text:span text:style-name="T5">Values from </text:span><text:span text:style-name="T6">textbook</text:span><text:span text:style-name="T5"> p.108-109, decimal values calculated from Wolfram Alpha</text:span></text:p>
      <text:p text:style-name="P7">Smallest positive denormalized:</text:p>
      <text:p text:style-name="P5"><text:span text:style-name="T1"><text:tab/></text:span><text:span text:style-name="T2">Val <text:s/>=</text:span><text:span text:style-name="T1"> 2^(-n-(2^(k-1))+2)</text:span></text:p>
      <text:p text:style-name="P5"><text:span text:style-name="T1"><text:tab/></text:span><text:span text:style-name="T2">Val <text:s/>=</text:span><text:span text:style-name="T1"> 2^(-63-(2^(15-1))+2)</text:span></text:p>
      <text:p text:style-name="P5"><text:span text:style-name="T1"><text:tab/></text:span><text:span text:style-name="T2">Dec =</text:span><text:span text:style-name="T1"> 3.64519953188247460252840593361941981639905080 × <text:tab/>10^-4951</text:span></text:p>
      <text:p text:style-name="P7"/>
      <text:p text:style-name="P7">Smallest positive normalized:</text:p>
      <text:p text:style-name="P5"><text:span text:style-name="T1"><text:tab/></text:span><text:span text:style-name="T2">Val <text:s/>= </text:span><text:span text:style-name="T3">2^(-(2^(k-1))+2)</text:span></text:p>
      <text:p text:style-name="P5"><text:span text:style-name="T3"><text:tab/></text:span><text:span text:style-name="T2">Val <text:s/>= </text:span><text:span text:style-name="T3">2^(-(2^(15-1))+2)<text:line-break/></text:span><text:soft-page-break/><text:span text:style-name="T3"><text:tab/></text:span><text:span text:style-name="T2">Dec = </text:span><text:span text:style-name="T3">3.36210314311209350626267781732175260259807934 × 10^-4932</text:span></text:p>
      <text:p text:style-name="P8">Largest normalized:</text:p>
      <text:p text:style-name="P5"><text:span text:style-name="T3"><text:tab/></text:span><text:span text:style-name="T2">Val <text:s/>= </text:span><text:span text:style-name="T3">(2-(2^-n))*(2^((2^(k-1))-1))<text:line-break/><text:tab/></text:span><text:span text:style-name="T2">Val <text:s/>= </text:span><text:span text:style-name="T3">(2-(2^-63))*(2^((2^(15-1))-1))<text:line-break/><text:tab/></text:span><text:span text:style-name="T2">Dec = </text:span><text:span text:style-name="T3">1.189731495357231765021263853030970205169063321 × 10^4932</text:span></text:p>
      <text:p text:style-name="P8"/>
      <text:p text:style-name="P9"><text:span text:style-name="T7">2.90</text:span></text:p>
      <text:p text:style-name="P11"><draw:frame draw:style-name="fr2" draw:name="graphics2" text:anchor-type="paragraph" svg:width="5.1252in" svg:height="0.3957in" draw:z-index="1"><draw:image xlink:href="Pictures/10000000000001EC00000026D41D9A0D.gif" xlink:type="simple" xlink:show="embed" xlink:actuate="onLoad"/></draw:frame><text:span text:style-name="T4">A. Pi <text:s text:c="5"/>= </text:span></text:p>
      <text:p text:style-name="P10"><text:span text:style-name="T7"><text:s/></text:span></text:p>
      <text:p text:style-name="P10"><draw:frame draw:style-name="fr1" draw:name="graphics1" text:anchor-type="paragraph" svg:width="5.1252in" svg:height="0.3957in" draw:z-index="0"><draw:image xlink:href="Pictures/10000000000001EC00000026D9C07220.gif" xlink:type="simple" xlink:show="embed" xlink:actuate="onLoad"/></draw:frame><text:span text:style-name="T7">B. 22/7 =</text:span></text:p>
      <text:p text:style-name="P10"><text:span text:style-name="T7"/></text:p>
      <text:p text:style-name="P10"><text:span text:style-name="T7"/></text:p>
      <text:p text:style-name="P10"><text:span text:style-name="T7">C. The 9</text:span><text:span text:style-name="T8">th </text:span><text:span text:style-name="T7">binary place is the first position that alters between Pi and 22/7. It is a 0 for Pi, and 1 for 22/7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Felch</meta:initial-creator>
    <meta:creation-date>2013-01-24T20:20:22</meta:creation-date>
    <dc:date>2013-01-24T21:49:35</dc:date>
    <dc:creator>Scott Felch</dc:creator>
    <meta:editing-duration>PT8M</meta:editing-duration>
    <meta:editing-cycles>5</meta:editing-cycles>
    <meta:generator>LibreOffice/3.6$Linux_X86_64 LibreOffice_project/360m1$Build-2</meta:generator>
    <meta:document-statistic meta:table-count="0" meta:image-count="2" meta:object-count="0" meta:page-count="3" meta:paragraph-count="93" meta:word-count="636" meta:character-count="3678" meta:non-whitespace-character-count="2911"/>
  </office:meta>
</office:document-meta>
</file>